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athroom, bathroom, where's the b-bathroom?!
Where is it?!</text:p>
          </table:table-cell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 office:value-type="string">
            <text:p>Ah, ah, crap... oh, nooo!!</text:p>
          </table:table-cell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 office:value-type="string">
            <text:p>Ah... excuse me...</text:p>
          </table:table-cell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 office:value-type="string">
            <text:p>OJI-SAN
“Hm? What's wrong, kid?”</text:p>
          </table:table-cell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...Wh-Where's the... bathroom?!</text:p>
          </table:table-cell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 office:value-type="string">
            <text:p>OJI-SAN
“Bathroom?”</text:p>
          </table:table-cell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 office:value-type="string">
            <text:p>OJI-SAN
“There's a tool store at the village's
entrance. I'm sure you can borrow the
bathroom over there.”</text:p>
          </table:table-cell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-Thank you!</text:p>
          </table:table-cell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 office:value-type="string">
            <text:p>There! There is it!!!</text:p>
          </table:table-cell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 office:value-type="string">
            <text:p>Nghaah!! H-Hold it... just... a little
longer...!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